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acheResolver.getCacheNames( CacheOperationInvocationContext &lt;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acheResolver.Simple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CacheResolver.SimpleCacheResolv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acheResolver.of( @ Nullable CacheManager cache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